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T1" style:family="text">
      <style:text-properties officeooo:rsid="000b994b"/>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font-variant="normal" fo:text-transform="none" style:text-position="0% 100%" fo:font-style="normal" style:text-underline-style="none" fo:font-weight="normal" officeooo:rsid="000b99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text:s/>Within a single tree species, “core” mycobiomes were characterized using cooccurrence analysis. <text:s/>These core groups of endophytes in leaves and wood show divergent spatial patterns. For wood endophytes, a more consistent, “minimal” core mycobiome coexisted with the host across the extent of the study. For leaf endophytes, the core fungi resembled a more dynamic, “gradient” model of the core microbiome, changing across the topography and distance of the study. <text:s/></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reformatted_20_Text"><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6">(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6">(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6">(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Fungal endophytes, therefore, make ideal systems for studying the interplay of host-microbe interactions, environmental influences, and spatial patterning of both host and microbes in natural settings. <text:s/>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Hamady and Knight, 2009; Shade 2011; Vandenkoornhuyse et al., 2015), which are subsets of important and consistent microbial partners. Initial explorations of plant core microbiomes have been highly controlled (Lundberg et al., 2012; Edwards et al., 2015). Studies of plant-associated microbiomes in natural settings have rarely been </text:span><text:soft-page-break/><text:span text:style-name="T1">framed in terms of core microbiomes (Kim et al., 2012; Zimmerman, 2012; Bodenhausen et al., 2013; Higgins et al., 2014; Kembel and Mueller, 2014).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Hamady and Knight, 2009) may be useful when carefully applied to long-studied symbioses such as ruminant gut communities (Liggenstoffer et al., 2010) or mycorrhizal relationships (Malloch et al., 1980; Van Der Heijden and Horton, 2009). This definition may not always serve for describing the numerous and labyrinthine microbe-host interactions that exist outside of laboratory settings. However, other definitions of core microbiomes exist that may be more useful for ecologically modeling microbiomes (Hamady and Knight, 2009).</text:span></text:p>
      <text:p text:style-name="P1"/>
      <text:p text:style-name="P1">Here we acknowledge that plant hosts exert strong influence on community membership of their endophytic compartment. However, we hypothesized that even the most faithful fungal associates will uncouple from their hosts with changing environmental conditions and dispersal constraints. We predicted, on the scale of the present study, that plant mycobiomes resemble “gradient” core microbiomes (Hamady and Knight, 2009). Under this model, microbiomes can totally change across a landscape, with host-interactions mitigating but ultimately not preventing environmentally- and spatially-driven changes in the microbiome. To test this, we compare community composition and ecological drivers between wood and leaf fungal endophytes in multiple species of plant host, to identify instances of differential response by microbial communities from host to environmental changes or spatial constraints. We map spatial patterns in the most strongly associated endophytic fungi of a single host species, to examine patterns of turnover in a putative core microbiome. <text:s/></text:p>
      <text:p text:style-name="P1"/>
      <text:p text:style-name="P1">Materials and methods</text:p>
      <text:p text:style-name="P1"/>
      <text:p text:style-name="P1">Background/Site: Sampling occurred in summer of 2013 at Fushan forest, in Northeastern Taiwan (24º 45' 40" N, 121º 33' 28" E), which hosts a 25-ha Smithsonian-associated (Losos &amp; Leigh 2004) Forest Dynamics Plot (FDP) (Su et al., 2007).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entral hilltop adjoins lowland habitat with perennial streams along its eastern and southern bases, and mid-elevation upland habitat to the north. Perennial streams join and exit the FDP through a steep valley in the southwest of the plot (Fig. 2). The complex topography of Fushan has been summarized by classification of each 20 m x 20 m quadrat of the FDP into one of seven habitat types, based on aspect, slope, convexity, and elevation (Fig. 1), which are found to influence vegetative communities (Su et al., 2010). Soil at Fushan FDP are generally acidic, with low fertility and organic carbon content. Soils are relatively young (inceptisols) due to erosion on steep slopes and flooding disturbances in lowland habitat. High leaching and erosion cause lower nutrient levels to occur in the central hilltop. See Su et al. (2007) for more details. <text:s/></text:p>
      <text:p text:style-name="P1"/>
      <text:p text:style-name="P1">Field methods</text:p>
      <text:p text:style-name="P1"/>
      <text:p text:style-name="P1"><text:soft-page-break/>Fushan FDP was divided into 9 sub-plots, and subplots were sampled using a nested logarithmic scheme intended to detect dispersal limitation and community turnover (Rodrigues et al., 2013)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Su et al., 2007). All plant material was carried to a nearby field station and stored at 4°C for no longer than 5 days before processing.</text:p>
      <text:p text:style-name="P1"/>
      <text:p text:style-name="P1">Lab methods</text:p>
      <text:p text:style-name="P1"/>
      <text:p text:style-name="P1">Preparation and sequencing of Illumina libraries for leaves and wood were undertaken separately, with differing protocols. Protocols for leaf fungal endophyte amplicon library preparations are given in Vandegrift (2016). Protocols for wood endophytes are given in detail in Thomas et al. (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p>
      <text:p text:style-name="P1"/>
      <text:p text:style-name="P1">Bioinformatics</text:p>
      <text:p text:style-name="P1"/>
      <text:p text:style-name="P1">Details of the bioinformatics pipeline are explained in Thomas et al. (2017). Full scripts available in supplementary information (available here and here). Briefly, general bioinformatics protocols followed the USEARCH/UPARSE pipeline version 8.1 (Edgar, 2013) wherever possible. Libraries of leaf and wood fungal endophyte DNA were prepared separately, so to maximize comparability, the reads from both libraries were combined as early as possible in the bioinformatics pipeline, following merging of paired ends. Variance stabilization of combined wood and leaf reads was done using using the DESeq2 package in R (Love, 2014; McMurdie and Holmes, 2013),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text:p>
      <text:p text:style-name="P1"/>
      <text:p text:style-name="P1">Statistical methods</text:p>
      <text:p text:style-name="P1"/>
      <text:p text:style-name="P1">Overview</text:p>
      <text:p text:style-name="P1"/>
      <text:p text:style-name="P1">Ecological patterns of the entire fungal community of leaves and wood of all hosts were examined first. <text:s/>Analyses then were focused on patterns in the mycobiome of the single, most commonly-sampled host tree, Helicia formosana. Finally, host-fungus coccurrence patterns were used to define a core mycobiome that was also examined for ecological patterns (Fig. 3). Statistical analysis was conducted in R Statistical Software, version 3.3.1 (R core team 2016), with the vegan (Oksanen et al., 2017), phyloseq (McMurdie and Holmes, 2013), cooccur (Griffith et al., 2016), igraph (Csardi and Nepusz, 2006) and ecodist (Goslee and Urban, 2007) packages. Where required, all endophyte community comparisons were conducted using Bray-Curtis dissimilarity index (Bray and Curtis, 1957; McCune 2002).</text:p>
      <text:p text:style-name="P1"><text:soft-page-break/></text:p>
      <text:p text:style-name="P1">Mycobiome of all hosts</text:p>
      <text:p text:style-name="P1"/>
      <text:p text:style-name="P1">Dissimilarity of leaf and wood endophyte communities were modeled and visualized using non- parametric multivariate analysis of variance (NPMANOVA or PERMANOVA) (Anderson, 2001), and non-metric multidimensional scaling (NMS). Comparisons between leaf and wood libraries were constrained to only shared OTUs, those that were detected at least once in both leaf and wood tissue, to reduce bias from separate library preparations. Following this, all analyses were for wood and leaf endophyes were conducted separately, in parallel. Effects of host and environmental variables of vegetative community and topography (Fig. 1) on endophyte communities were also modeled individually using PERMANOVA, and results were visualized with NMS when significant. <text:s/>Spatial trends in endophyte communities were first explored using Mantel tests (Mantel, 1967; Legendre 1989)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Borcard et al., 2011; Legendre and Legendre, 2012), endophyte community matrices were Hellinger-transformed (Legendre and Gallagher, 2001), and “regressed” using Redundancy analysis (RDA) (Legendre and Legendre, 2012; Buttigieg and Ramette, 2014) against all eigenvecters (“PCNM vectors”) resulting from dbMEM analysis. Stepwise model selection was then used to filter the biologically important eigenvectors (Oksanen et al., 2017). Ecological patterns of interest detected in spatial analysis were visualized by mapping Bray-Curtis distance of all wood or leaf samples from a single point of interest (indicated by PCNM vectors), on maps of the reserve and in NMS ordinations.</text:p>
      <text:p text:style-name="P1"/>
      <text:p text:style-name="P1">Mycobiome of a single host, Helicia formosana</text:p>
      <text:p text:style-name="P1"/>
      <text:p text:style-name="P1">To examine ecological patterns of mycobiomes without variation resulting from host tree species, the fungal endophytes of a single host tree, Helicia formosana Lour. &amp; Hemsl, were examined. This was the host tree for which the most samples (leaves, n=31; wood n=22) were available. Environmental effects on endophyte community were tested with PERMANOVA models of H. formosana wood and leaf endophytes against the environmental variables of vegetation class and topography. Spatial patterns were tested by constructing biologically informative PCNM vectors as above, using the subsetted matrix of sites where samples were from H. formosana trees. To further 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Helicia formosana</text:p>
      <text:p text:style-name="P1"/>
      <text:p text:style-name="P1">To test for the presence of a core mycobiome, cooccurrence analysis was conducted on the all-host, all- endophyte species-using a pairwise, probabilistic model (Veech, 2013).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H. formosana were used to populate a species composition matrix of just these core species as columns, with rows of just sites where H. formosana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 Taxonomic assignments for these fungi were conducted using the UNITE database (Kõljalg et al., 2013), formatted for use as a database <text:soft-page-break/>for the USEARCH UTAX command (Edgar, 2013). <text:s/></text:p>
      <text:p text:style-name="P1"/>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Trends in numbers of observations parallel patterns in OTU diversity (Fig. 4); if a class of fungi contained a large diversity of OTUs, it also tended to be observed often throughout the study sit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wood endophyte communities (surrounding above-ground vegetative community: (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spatial randomness. <text:s/></text:p>
      <text:p text:style-name="P1"><text:soft-page-break/></text:p>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Helicia formosana</text:p>
      <text:p text:style-name="P1"/>
      <text:p text:style-name="P1">Environmental variables were not found to directly explain any variance in community of H. <text:s/>formosana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
      <text:p text:style-name="P1">Cooccurrence analysis:</text:p>
      <text:p text:style-name="P1"/>
      <text:p text:style-name="P1">8 out of 774 possible fungal OTUs showed patterns of cooccurrence with Helicia formosana in leaf tissue, and 10 out of 1477 possible taxa from wood tissues ( Table 1). These fungi were considered members of the H. formosana core mycobiome for further analysis.</text:p>
      <text:p text:style-name="P1"/>
      <text:p text:style-name="P1">Core fungi of Helicia formosana</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H. formosana leaf fungal communities is a partial predictor of entire fungal community <text:soft-page-break/>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Helicia formosana (leaf mean BC=0.78, sd =0.12; wood mean BC = 0.81, sd=0.07). This variation can then be partitioned into two groups: Non-core fungi from these hosts show a similar, high level of dissimilarity among samples (leaf mean BC=0.86, sd =0.11 ; wood mean BC = 0.86, sd=0.06). As expected, core fungi assemblages from Helicia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 8 species in leaves and 10 in wood, “the core” that behave differently. Removing these fungi from consideration brings the mycobiome of their host, H. formosana,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H. formosana throughout the plot. This may perhaps be due to the high rate of turnover in leaves, which are flushed mostly sterile (Arnold et al., 2003), and are shed within 1 to several years, in contrast with the longer lifespan of woody tissues. Applying terminology proposed by Hamady and Knight (2009),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p>
      <text:p text:style-name="P1"/>
      <text:p text:style-name="P1">Among the endophytes of all hosts, the central hill of FDP was important. We observed in leaves a homogenizing spatial effect with a radius of ~200 m, centered around the hill of the FDP (Fig. 7, 8). <text:s/>The hill of the Fushan plot was central point in the community dissimilarity space of all the samples (Fig. 9). This is surprising, because the hilltop is a very distinct environment from the surrounding lowlands (Fig. 1), which have more in common with each other than with the hilltop. We were limited here by our coarse environmental data in the arguments that can be made for neutral spatial effects versus environmental filters as major predictors. However, this suggests that neutral effects may have been at work: the hilltop may be acting as a dispersal obstacle among the lowland areas, causing local structuring of microbial communities, especially the sheltered southwestern valley, and acting also as a common crossroads through which more widely dispersed microbes must pass. Being the exposed, high point of an area frequently subject to hurricanes, this hilltop may also be a local source of microbial species that are <text:soft-page-break/>wind-dispersed. Conversely, where we see the most stable cooccurrence relationships are to be found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Wright, 1940; Cadotte et al., 2006; Vellend, 2010). We see that a single, relatively small land feature, a hill representing an 80m elevation gain, can have great effect on the microbes of a landscape, disrupting seemingly strong microbe-host affinities. <text:s/>However, when defining core microbiomes, it may be important to consider the different organs of hosts as very different refugia for microbes: here the more stable environment of woody tissues appeared to host a more consistent assemblage of fungi. Similarly, the leaves Helicia formosana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host must provide some measure of stability through time and space for local community structuring of microbes to occur.</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text:soft-page-break/>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r.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text:soft-page-break/>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text:soft-page-break/></text:p>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text:soft-page-break/>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1">Figure 2. Left - An overview of nested-squares, logarithmic sampling scheme Vandegrift (2016). <text:s/>Vertices of squares are sample sites. Units are meters. Right - Perspective diagram of Fushan Forest Dynamics Plot (Su 2010). Figures reproduced with permission from authors.</text:p>
      <text:p text:style-name="P1"/>
      <text:p text:style-name="P1">Figure 3. An overview of statistical methods. Analyses begin with broadscale <text:soft-page-break/>ecological patterns of all wood and leaf samples, then subset to a single host tree species H. formosana, and lastly to the patterns of members of core mycobiome of H. formosana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Helicia formosana,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from comparisons between red circled point all other Helicia formosana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H. <text:s/>formosana points and the core fungi of the H. formosana. Dark blue points (BC=1) contain no species from this set of core fungi, and increase in similarity from yellow to green (BC=0, 100% of core fungi present). <text:s/>Figure 13. Distribution of Bray-Curtis dissimilarity among sample comparisons of all hosts, and of Helicia formosana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7T18:44:13.321002677</dc:date>
    <meta:editing-duration>PT11M11S</meta:editing-duration>
    <meta:editing-cycles>3</meta:editing-cycles>
    <meta:generator>LibreOffice/5.1.6.2$Linux_X86_64 LibreOffice_project/10m0$Build-2</meta:generator>
    <meta:document-statistic meta:table-count="0" meta:image-count="0" meta:object-count="0" meta:page-count="13" meta:paragraph-count="128" meta:word-count="6735" meta:character-count="45461" meta:non-whitespace-character-count="38834"/>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